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107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117.01pt"/>
    </style:style>
    <style:style style:name="co6" style:family="table-column">
      <style:table-column-properties fo:break-before="auto" style:column-width="90pt"/>
    </style:style>
    <style:style style:name="co7" style:family="table-column">
      <style:table-column-properties fo:break-before="auto" style:column-width="114.75pt"/>
    </style:style>
    <style:style style:name="co8" style:family="table-column">
      <style:table-column-properties fo:break-before="auto" style:column-width="48.76pt"/>
    </style:style>
    <style:style style:name="co9" style:family="table-column">
      <style:table-column-properties fo:break-before="auto" style:column-width="58.51pt"/>
    </style:style>
    <style:style style:name="co10" style:family="table-column">
      <style:table-column-properties fo:break-before="auto" style:column-width="53.26pt"/>
    </style:style>
    <style:style style:name="co11" style:family="table-column">
      <style:table-column-properties fo:break-before="auto" style:column-width="51.76pt"/>
    </style:style>
    <style:style style:name="co12" style:family="table-column">
      <style:table-column-properties fo:break-before="auto" style:column-width="50.26pt"/>
    </style:style>
    <style:style style:name="co13" style:family="table-column">
      <style:table-column-properties fo:break-before="auto" style:column-width="57.74pt"/>
    </style:style>
    <style:style style:name="co14" style:family="table-column">
      <style:table-column-properties fo:break-before="auto" style:column-width="132.75pt"/>
    </style:style>
    <style:style style:name="co15" style:family="table-column">
      <style:table-column-properties fo:break-before="auto" style:column-width="147.09pt"/>
    </style:style>
    <style:style style:name="co16" style:family="table-column">
      <style:table-column-properties fo:break-before="auto" style:column-width="163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document_5f_classes_5f_used_5f_2010-2016">
      <style:table-properties table:display="true" style:writing-mode="lr-tb"/>
    </style:style>
    <style:style style:name="ta2" style:family="table" style:master-page-name="document_5f_classes_5f_used_5f_2015-2016">
      <style:table-properties table:display="true" style:writing-mode="lr-tb"/>
    </style:style>
    <style:style style:name="ta3" style:family="table" style:master-page-name="most_5f_common_5f_doc_5f_cls_5f_distributed_5f_yearly">
      <style:table-properties table:display="true" style:writing-mode="lr-tb"/>
    </style:style>
    <style:style style:name="ta4" style:family="table" style:master-page-name="most_5f_common_5f_doc_5f_cls_5f_and_5f_publisher_5f_relation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ocument_classes_used_2010-2016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Gnumeric-default"/>
        <table:table-column table:style-name="co1" table:default-cell-style-name="ce1"/>
        <table:table-column table:style-name="co1" table:default-cell-style-name="Gnumeric-default"/>
        <table:table-column table:style-name="co2" table:number-columns-repeated="2" table:default-cell-style-name="Gnumeric-default"/>
        <table:table-column table:style-name="co3" table:default-cell-style-name="Gnumeric-default"/>
        <table:table-column table:style-name="co4" table:number-columns-repeated="122" table:default-cell-style-name="Gnumeric-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Use count (%)</text:p>
          </table:table-cell>
          <table:table-cell office:value-type="string" calcext:value-type="string">
            <text:p>Source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rticle</text:p>
          </table:table-cell>
          <table:table-cell office:value-type="float" office:value="30.0186118023103" calcext:value-type="float">
            <text:p>30.019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icle</text:p>
          </table:table-cell>
          <table:table-cell office:value-type="float" office:value="21.4905626024155" calcext:value-type="float">
            <text:p>21.49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msart</text:p>
          </table:table-cell>
          <table:table-cell office:value-type="float" office:value="15.3102304222047" calcext:value-type="float">
            <text:p>15.310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3</text:p>
          </table:table-cell>
          <table:table-cell office:value-type="float" office:value="9.25229107240396" calcext:value-type="float">
            <text:p>9.25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evtex4</text:p>
          </table:table-cell>
          <table:table-cell office:value-type="float" office:value="4.41018793874289" calcext:value-type="float">
            <text:p>4.410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msart</text:p>
          </table:table-cell>
          <table:table-cell office:value-type="float" office:value="3.80328134166818" calcext:value-type="float">
            <text:p>3.8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</text:p>
          </table:table-cell>
          <table:table-cell office:value-type="float" office:value="1.64370536707734" calcext:value-type="float">
            <text:p>1.644</text:p>
          </table:table-cell>
          <table:table-cell office:value-type="string" calcext:value-type="string">
            <text:p>TL2010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astex</text:p>
          </table:table-cell>
          <table:table-cell office:value-type="float" office:value="1.56177297647225" calcext:value-type="float">
            <text:p>1.562</text:p>
          </table:table-cell>
          <table:table-cell office:value-type="string" calcext:value-type="string">
            <text:p>TL201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olarphysics</text:p>
          </table:table-cell>
          <table:table-cell office:value-type="float" office:value="1.11266209463697" calcext:value-type="float">
            <text:p>1.11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evtex4-1</text:p>
          </table:table-cell>
          <table:table-cell office:value-type="float" office:value="0.96295846735854" calcext:value-type="float">
            <text:p>0.963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</text:p>
          </table:table-cell>
          <table:table-cell office:value-type="float" office:value="0.961946956363416" calcext:value-type="float">
            <text:p>0.962</text:p>
          </table:table-cell>
          <table:table-cell office:value-type="string" calcext:value-type="string">
            <text:p>CTAN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2</text:p>
          </table:table-cell>
          <table:table-cell office:value-type="float" office:value="0.926544071534058" calcext:value-type="float">
            <text:p>0.927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3-1</text:p>
          </table:table-cell>
          <table:table-cell office:value-type="float" office:value="0.749529647387267" calcext:value-type="float">
            <text:p>0.750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mcart</text:p>
          </table:table-cell>
          <table:table-cell office:value-type="float" office:value="0.674677833748053" calcext:value-type="float">
            <text:p>0.675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lncs</text:p>
          </table:table-cell>
          <table:table-cell office:value-type="float" office:value="0.4703526127329" calcext:value-type="float">
            <text:p>0.470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mc_article</text:p>
          </table:table-cell>
          <table:table-cell office:value-type="float" office:value="0.432926705913293" calcext:value-type="float">
            <text:p>0.43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part</text:p>
          </table:table-cell>
          <table:table-cell office:value-type="float" office:value="0.302441787542231" calcext:value-type="float">
            <text:p>0.3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eeetran</text:p>
          </table:table-cell>
          <table:table-cell office:value-type="float" office:value="0.291315166595861" calcext:value-type="float">
            <text:p>0.29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os-book-article</text:p>
          </table:table-cell>
          <table:table-cell office:value-type="float" office:value="0.248831704800631" calcext:value-type="float">
            <text:p>0.249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osart2c</text:p>
          </table:table-cell>
          <table:table-cell office:value-type="float" office:value="0.240739616839635" calcext:value-type="float">
            <text:p>0.24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msproc</text:p>
          </table:table-cell>
          <table:table-cell office:value-type="float" office:value="0.184095001112662" calcext:value-type="float">
            <text:p>0.18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crartcl</text:p>
          </table:table-cell>
          <table:table-cell office:value-type="float" office:value="0.180048957132164" calcext:value-type="float">
            <text:p>0.180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0.162853270215047" calcext:value-type="float">
            <text:p>0.16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icom2e</text:p>
          </table:table-cell>
          <table:table-cell office:value-type="float" office:value="0.144646072302806" calcext:value-type="float">
            <text:p>0.145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3p</text:p>
          </table:table-cell>
          <table:table-cell office:value-type="float" office:value="0.113289231453946" calcext:value-type="float">
            <text:p>0.113</text:p>
          </table:table-cell>
          <table:table-cell office:value-type="string" calcext:value-type="string">
            <text:p>TL2010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0.102162610507576" calcext:value-type="float">
            <text:p>0.102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amltex</text:p>
          </table:table-cell>
          <table:table-cell office:value-type="float" office:value="0.100139588517327" calcext:value-type="float">
            <text:p>0.100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esvjour</text:p>
          </table:table-cell>
          <table:table-cell office:value-type="float" office:value="0.0940705225465801" calcext:value-type="float">
            <text:p>0.09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tandalone</text:p>
          </table:table-cell>
          <table:table-cell office:value-type="float" office:value="0.0940705225465801" calcext:value-type="float">
            <text:p>0.09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1p</text:p>
          </table:table-cell>
          <table:table-cell office:value-type="float" office:value="0.0809208796099614" calcext:value-type="float">
            <text:p>0.081</text:p>
          </table:table-cell>
          <table:table-cell office:value-type="string" calcext:value-type="string">
            <text:p>TL2010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aise2e</text:p>
          </table:table-cell>
          <table:table-cell office:value-type="float" office:value="0.0778863466245878" calcext:value-type="float">
            <text:p>0.07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4-1</text:p>
          </table:table-cell>
          <table:table-cell office:value-type="float" office:value="0.0687827476684672" calcext:value-type="float">
            <text:p>0.069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0.0637251926928446" calcext:value-type="float">
            <text:p>0.06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hep3</text:p>
          </table:table-cell>
          <table:table-cell office:value-type="float" office:value="0.0596791487123465" calcext:value-type="float">
            <text:p>0.060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opart</text:p>
          </table:table-cell>
          <table:table-cell office:value-type="float" office:value="0.056644615726973" calcext:value-type="float">
            <text:p>0.057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irkjour</text:p>
          </table:table-cell>
          <table:table-cell office:value-type="float" office:value="0.0445064837854787" calcext:value-type="float">
            <text:p>0.045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kluwer</text:p>
          </table:table-cell>
          <table:table-cell office:value-type="float" office:value="0.0404604398049807" calcext:value-type="float">
            <text:p>0.040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ctaart</text:p>
          </table:table-cell>
          <table:table-cell office:value-type="float" office:value="0.0394489288098562" calcext:value-type="float">
            <text:p>0.039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osart1c</text:p>
          </table:table-cell>
          <table:table-cell office:value-type="float" office:value="0.0384374178147316" calcext:value-type="float">
            <text:p>0.03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mult</text:p>
          </table:table-cell>
          <table:table-cell office:value-type="float" office:value="0.0364143958244826" calcext:value-type="float">
            <text:p>0.036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5p</text:p>
          </table:table-cell>
          <table:table-cell office:value-type="float" office:value="0.0354028848293581" calcext:value-type="float">
            <text:p>0.035</text:p>
          </table:table-cell>
          <table:table-cell office:value-type="string" calcext:value-type="string">
            <text:p>TL2010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0333798628391091" calcext:value-type="float">
            <text:p>0.033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pa</text:p>
          </table:table-cell>
          <table:table-cell office:value-type="float" office:value="0.03135684084886" calcext:value-type="float">
            <text:p>0.03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0.03135684084886" calcext:value-type="float">
            <text:p>0.03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mfart</text:p>
          </table:table-cell>
          <table:table-cell office:value-type="float" office:value="0.0303453298537355" calcext:value-type="float">
            <text:p>0.030</text:p>
          </table:table-cell>
          <table:table-cell office:value-type="string" calcext:value-type="string">
            <text:p>CTAN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ias2e</text:p>
          </table:table-cell>
          <table:table-cell office:value-type="float" office:value="0.027310796868362" calcext:value-type="float">
            <text:p>0.027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txguide</text:p>
          </table:table-cell>
          <table:table-cell office:value-type="float" office:value="0.0262992858732374" calcext:value-type="float">
            <text:p>0.026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o2e</text:p>
          </table:table-cell>
          <table:table-cell office:value-type="float" office:value="0.0252877748781129" calcext:value-type="float">
            <text:p>0.025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ernphprep</text:p>
          </table:table-cell>
          <table:table-cell office:value-type="float" office:value="0.0232647528878639" calcext:value-type="float">
            <text:p>0.02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kiart</text:p>
          </table:table-cell>
          <table:table-cell office:value-type="float" office:value="0.0232647528878639" calcext:value-type="float">
            <text:p>0.02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tlasdoc</text:p>
          </table:table-cell>
          <table:table-cell office:value-type="float" office:value="0.0202302199024903" calcext:value-type="float">
            <text:p>0.020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utart</text:p>
          </table:table-cell>
          <table:table-cell office:value-type="float" office:value="0.0202302199024903" calcext:value-type="float">
            <text:p>0.020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3</text:p>
          </table:table-cell>
          <table:table-cell office:value-type="float" office:value="0.0202302199024903" calcext:value-type="float">
            <text:p>0.020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xtarticle</text:p>
          </table:table-cell>
          <table:table-cell office:value-type="float" office:value="0.0182071979122413" calcext:value-type="float">
            <text:p>0.018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evtex</text:p>
          </table:table-cell>
          <table:table-cell office:value-type="float" office:value="0.0171956869171168" calcext:value-type="float">
            <text:p>0.017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irkmult</text:p>
          </table:table-cell>
          <table:table-cell office:value-type="float" office:value="0.0151726649268678" calcext:value-type="float">
            <text:p>0.015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iacritech_ios</text:p>
          </table:table-cell>
          <table:table-cell office:value-type="float" office:value="0.0131496429366187" calcext:value-type="float">
            <text:p>0.01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lasse-cmb</text:p>
          </table:table-cell>
          <table:table-cell office:value-type="float" office:value="0.0121381319414942" calcext:value-type="float">
            <text:p>0.01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4</text:p>
          </table:table-cell>
          <table:table-cell office:value-type="float" office:value="0.0121381319414942" calcext:value-type="float">
            <text:p>0.01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ubfiles</text:p>
          </table:table-cell>
          <table:table-cell office:value-type="float" office:value="0.0121381319414942" calcext:value-type="float">
            <text:p>0.012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vmsta</text:p>
          </table:table-cell>
          <table:table-cell office:value-type="float" office:value="0.0121381319414942" calcext:value-type="float">
            <text:p>0.01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zeus_paper</text:p>
          </table:table-cell>
          <table:table-cell office:value-type="float" office:value="0.0121381319414942" calcext:value-type="float">
            <text:p>0.01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hep</text:p>
          </table:table-cell>
          <table:table-cell office:value-type="float" office:value="0.0101151099512452" calcext:value-type="float">
            <text:p>0.010</text:p>
          </table:table-cell>
          <table:table-cell office:value-type="string" calcext:value-type="string">
            <text:p>TL2010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g-alternate</text:p>
          </table:table-cell>
          <table:table-cell office:value-type="float" office:value="0.0101151099512452" calcext:value-type="float">
            <text:p>0.010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ctart</text:p>
          </table:table-cell>
          <table:table-cell office:value-type="float" office:value="0.00910359895612065" calcext:value-type="float">
            <text:p>0.009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cm_proc_article-sp</text:p>
          </table:table-cell>
          <table:table-cell office:value-type="float" office:value="0.00809208796099614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icom</text:p>
          </table:table-cell>
          <table:table-cell office:value-type="float" office:value="0.00809208796099614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article</text:p>
          </table:table-cell>
          <table:table-cell office:value-type="float" office:value="0.00809208796099614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ndm</text:p>
          </table:table-cell>
          <table:table-cell office:value-type="float" office:value="0.00809208796099614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gmp2012</text:p>
          </table:table-cell>
          <table:table-cell office:value-type="float" office:value="0.00809208796099614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-l</text:p>
          </table:table-cell>
          <table:table-cell office:value-type="float" office:value="0.00809208796099614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00708057696587162" calcext:value-type="float">
            <text:p>0.007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msppt</text:p>
          </table:table-cell>
          <table:table-cell office:value-type="float" office:value="0.00708057696587162" calcext:value-type="float">
            <text:p>0.007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ompositio</text:p>
          </table:table-cell>
          <table:table-cell office:value-type="float" office:value="0.00708057696587162" calcext:value-type="float">
            <text:p>0.007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textemp_elsarticle</text:p>
          </table:table-cell>
          <table:table-cell office:value-type="float" office:value="0.00708057696587162" calcext:value-type="float">
            <text:p>0.007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ebase</text:p>
          </table:table-cell>
          <table:table-cell office:value-type="float" office:value="0.00708057696587162" calcext:value-type="float">
            <text:p>0.007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cmsmall</text:p>
          </table:table-cell>
          <table:table-cell office:value-type="float" office:value="0.0060690659707471" calcext:value-type="float">
            <text:p>0.006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iaa-tc</text:p>
          </table:table-cell>
          <table:table-cell office:value-type="float" office:value="0.0060690659707471" calcext:value-type="float">
            <text:p>0.006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eamer</text:p>
          </table:table-cell>
          <table:table-cell office:value-type="float" office:value="0.0060690659707471" calcext:value-type="float">
            <text:p>0.006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ptcs</text:p>
          </table:table-cell>
          <table:table-cell office:value-type="float" office:value="0.0060690659707471" calcext:value-type="float">
            <text:p>0.006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eeeconf</text:p>
          </table:table-cell>
          <table:table-cell office:value-type="float" office:value="0.0060690659707471" calcext:value-type="float">
            <text:p>0.006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ndjflart</text:p>
          </table:table-cell>
          <table:table-cell office:value-type="float" office:value="0.0060690659707471" calcext:value-type="float">
            <text:p>0.006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iaa</text:p>
          </table:table-cell>
          <table:table-cell office:value-type="float" office:value="0.00505755497562259" calcext:value-type="float">
            <text:p>0.005</text:p>
          </table:table-cell>
          <table:table-cell office:value-type="string" calcext:value-type="string">
            <text:p>CTAN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pjrnl</text:p>
          </table:table-cell>
          <table:table-cell office:value-type="float" office:value="0.00505755497562259" calcext:value-type="float">
            <text:p>0.005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saproc</text:p>
          </table:table-cell>
          <table:table-cell office:value-type="float" office:value="0.00505755497562259" calcext:value-type="float">
            <text:p>0.005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textemp_bmc_article</text:p>
          </table:table-cell>
          <table:table-cell office:value-type="float" office:value="0.00505755497562259" calcext:value-type="float">
            <text:p>0.005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jpecp</text:p>
          </table:table-cell>
          <table:table-cell office:value-type="float" office:value="0.00505755497562259" calcext:value-type="float">
            <text:p>0.005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pconf</text:p>
          </table:table-cell>
          <table:table-cell office:value-type="float" office:value="0.00505755497562259" calcext:value-type="float">
            <text:p>0.005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yarticle</text:p>
          </table:table-cell>
          <table:table-cell office:value-type="float" office:value="0.00505755497562259" calcext:value-type="float">
            <text:p>0.005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lasse-ma_f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ms-tdr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p_delphi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gtpart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eeetran2e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bcs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lncsfp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txdoc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inimal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yrevtex4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reprint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qcemda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srv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mono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vfarticle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s-ccm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s-m3as</text:p>
          </table:table-cell>
          <table:table-cell office:value-type="float" office:value="0.00404604398049807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lpart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oscm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rticlejota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ernart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texart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textemp_svjour3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3-1-ppt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gen-j-l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gucls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p-journal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ota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ipics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moir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yart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ysvjour3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tmorin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roc-l-hijacked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mc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gplanconf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tatsoc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utarticle</text:p>
          </table:table-cell>
          <table:table-cell office:value-type="float" office:value="0.00303453298537355" calcext:value-type="float">
            <text:p>0.003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2col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cmtrans2m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ims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mse-new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oscmsize11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ppendix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CTAN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ppolb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rticlefederico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rtikel3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mb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ernrep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fc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gc2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lasse-ma_e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lassecras-e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pcauth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textemp_autart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asychair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conart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-maktor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icle_mod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earticle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mulateapj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gsipaper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nforms2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abes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article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hep37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m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ournal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kbljrnl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ettreuqac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ms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bd2009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n2e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yelsart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yimsart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ylatex2e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met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qectaart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r-article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amltex1213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amltex704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tylemodifie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uwstat518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s-rmta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zeus_k2.9paper</text:p>
          </table:table-cell>
          <table:table-cell office:value-type="float" office:value="0.00202302199024903" calcext:value-type="float">
            <text:p>0.00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amm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cademic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chemso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ctaar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guplu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hmet-1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jourx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lgorithmica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ms-l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msart2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pa6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ptpub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rt_larg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rticlehj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rtikel1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rxivclassfi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sme2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sme2ej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t-olz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ernprep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f_elsartic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icp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jour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l2emul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me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ocv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olt2012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ombin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ottontexclas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pc-nojhep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ras_i-en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sar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textemp_ieeetran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textemp_llnc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ui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acauth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amtple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aniel_okoh_aastex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cdsplain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egruyter-nocrel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esyproca4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inbrief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k_artic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occlass_edi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up-dmj-ar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cai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conoar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elsar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g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_mod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-1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1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2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3-2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3pw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4-maestrini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icle_spacing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icle-m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icle-ppn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icle0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icle2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icleas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icleplf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mg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nj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ntc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sdraf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thpaper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xam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xtartic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fgs6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format-note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formatfile-a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fullpaper_instructions_latex_esmc2009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gcfd2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glma2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gmp2015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gtar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hsswp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ee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eeetran11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eeetran2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eeetranwc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facconf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nforma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nforms1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os-book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pl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taxpf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wap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ams-l2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cn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heplik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icspack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nsartic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otaartic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ournal_draf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ournalle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owartic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sartic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s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kbsjrnl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kms-j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ijianghua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ingwork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iyijun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jlcl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lncs_dagger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lncs-href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lncscvan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lncshyper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lncskvan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athinc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com-2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com-l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ccanica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mo-l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l-gen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n2essr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oderncv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yelsartic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ystyle2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ysvjour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ytran-l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ncc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newartic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newtonpreprint1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nicesty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nmeauth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nonam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nota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onr_snh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ottpaper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-artic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lli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cra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j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rag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tptex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aa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dbacmconf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eporttemplat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evtex4n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evtex5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op2013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cm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d_note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amar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g-alternate-05-2015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ggraph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0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mo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mpleartic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mfartv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olarphysics_jwl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pi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srvjw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tartic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22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3_ash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3-1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3-orig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3%jota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3jota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3r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3temp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new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auola_interface_design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echrep-elsartic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obar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ufte-handou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uniner-elsarticle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uwthesi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vldb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-ar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angweiqiong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art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g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orkshop2008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palli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s-ijufks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s-jmaa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s-jml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s-mplb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s-procs9x6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yaimag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yangtex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yingxiu_ma_aastex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zzz</text:p>
          </table:table-cell>
          <table:table-cell office:value-type="float" office:value="0.00101151099512452" calcext:value-type="float">
            <text:p>0.00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 table:number-rows-repeated="144">
          <table:table-cell table:style-name="Default"/>
          <table:table-cell/>
          <table:table-cell table:style-name="Default" table:number-columns-repeated="126"/>
        </table:table-row>
        <table:table-row table:style-name="ro1">
          <table:table-cell table:style-name="Default"/>
          <table:table-cell/>
          <table:table-cell table:style-name="Default" table:number-columns-repeated="126"/>
        </table:table-row>
        <table:named-expressions>
          <table:named-expression table:name="Print_Area" table:base-cell-address="$'document_classes_used_2010-2016'.$A$1" table:expression="#REF!"/>
          <table:named-expression table:name="Sheet_Title" table:base-cell-address="$'document_classes_used_2010-2016'.$A$1" table:expression="&quot;document_classes_used_2010-2016&quot;"/>
        </table:named-expressions>
      </table:table>
      <table:table table:name="document_classes_used_2015-2016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2"/>
        <table:table-column table:style-name="co5" table:default-cell-style-name="ce1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number-columns-repeated="123" table:default-cell-style-name="ce2"/>
        <table:table-row table:style-name="ro1">
          <table:table-cell office:value-type="string" calcext:value-type="string">
            <text:p>Class (since 2015)</text:p>
          </table:table-cell>
          <table:table-cell office:value-type="string" calcext:value-type="string">
            <text:p>Use count (%)</text:p>
          </table:table-cell>
          <table:table-cell office:value-type="string" calcext:value-type="string">
            <text:p>Source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icle</text:p>
          </table:table-cell>
          <table:table-cell office:value-type="float" office:value="31.0469314079422" calcext:value-type="float">
            <text:p>31.047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rticle</text:p>
          </table:table-cell>
          <table:table-cell office:value-type="float" office:value="25.8840883506075" calcext:value-type="float">
            <text:p>25.88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msart</text:p>
          </table:table-cell>
          <table:table-cell office:value-type="float" office:value="19.0831101277124" calcext:value-type="float">
            <text:p>19.083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msart</text:p>
          </table:table-cell>
          <table:table-cell office:value-type="float" office:value="3.8585458639028" calcext:value-type="float">
            <text:p>3.859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evtex4</text:p>
          </table:table-cell>
          <table:table-cell office:value-type="float" office:value="3.36943441636582" calcext:value-type="float">
            <text:p>3.369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astex</text:p>
          </table:table-cell>
          <table:table-cell office:value-type="float" office:value="1.77399945654284" calcext:value-type="float">
            <text:p>1.774</text:p>
          </table:table-cell>
          <table:table-cell office:value-type="string" calcext:value-type="string">
            <text:p>TL201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mcart</text:p>
          </table:table-cell>
          <table:table-cell office:value-type="float" office:value="1.49838903769264" calcext:value-type="float">
            <text:p>1.49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evtex4-1</text:p>
          </table:table-cell>
          <table:table-cell office:value-type="float" office:value="1.4052249524475" calcext:value-type="float">
            <text:p>1.405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3</text:p>
          </table:table-cell>
          <table:table-cell office:value-type="float" office:value="1.37028842048057" calcext:value-type="float">
            <text:p>1.370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</text:p>
          </table:table-cell>
          <table:table-cell office:value-type="float" office:value="1.20336943441637" calcext:value-type="float">
            <text:p>1.203</text:p>
          </table:table-cell>
          <table:table-cell office:value-type="string" calcext:value-type="string">
            <text:p>TL2010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olarphysics</text:p>
          </table:table-cell>
          <table:table-cell office:value-type="float" office:value="1.03256861146695" calcext:value-type="float">
            <text:p>1.03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3-1</text:p>
          </table:table-cell>
          <table:table-cell office:value-type="float" office:value="0.605566554093397" calcext:value-type="float">
            <text:p>0.606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os-book-article</text:p>
          </table:table-cell>
          <table:table-cell office:value-type="float" office:value="0.454174915570048" calcext:value-type="float">
            <text:p>0.45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lncs</text:p>
          </table:table-cell>
          <table:table-cell office:value-type="float" office:value="0.399829199177051" calcext:value-type="float">
            <text:p>0.400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part</text:p>
          </table:table-cell>
          <table:table-cell office:value-type="float" office:value="0.384301851636194" calcext:value-type="float">
            <text:p>0.38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tandalone</text:p>
          </table:table-cell>
          <table:table-cell office:value-type="float" office:value="0.36101083032491" calcext:value-type="float">
            <text:p>0.361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osart2c</text:p>
          </table:table-cell>
          <table:table-cell office:value-type="float" office:value="0.333837972128411" calcext:value-type="float">
            <text:p>0.33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crartcl</text:p>
          </table:table-cell>
          <table:table-cell office:value-type="float" office:value="0.236792049998059" calcext:value-type="float">
            <text:p>0.237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msproc</text:p>
          </table:table-cell>
          <table:table-cell office:value-type="float" office:value="0.225146539342417" calcext:value-type="float">
            <text:p>0.225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0.217382865571989" calcext:value-type="float">
            <text:p>0.217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eeetran</text:p>
          </table:table-cell>
          <table:table-cell office:value-type="float" office:value="0.186328170490276" calcext:value-type="float">
            <text:p>0.186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icom2e</text:p>
          </table:table-cell>
          <table:table-cell office:value-type="float" office:value="0.159155312293777" calcext:value-type="float">
            <text:p>0.159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osart1c</text:p>
          </table:table-cell>
          <table:table-cell office:value-type="float" office:value="0.128100617212065" calcext:value-type="float">
            <text:p>0.12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4-1</text:p>
          </table:table-cell>
          <table:table-cell office:value-type="float" office:value="0.116455106556423" calcext:value-type="float">
            <text:p>0.116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aise2e</text:p>
          </table:table-cell>
          <table:table-cell office:value-type="float" office:value="0.116455106556423" calcext:value-type="float">
            <text:p>0.116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amltex</text:p>
          </table:table-cell>
          <table:table-cell office:value-type="float" office:value="0.10480959590078" calcext:value-type="float">
            <text:p>0.105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mc_article</text:p>
          </table:table-cell>
          <table:table-cell office:value-type="float" office:value="0.100927759015566" calcext:value-type="float">
            <text:p>0.101</text:p>
          </table:table-cell>
          <table:table-cell office:value-type="string" calcext:value-type="string">
            <text:p>bmc_article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0.0970459221303521" calcext:value-type="float">
            <text:p>0.097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1p</text:p>
          </table:table-cell>
          <table:table-cell office:value-type="float" office:value="0.0854004114747098" calcext:value-type="float">
            <text:p>0.085</text:p>
          </table:table-cell>
          <table:table-cell office:value-type="string" calcext:value-type="string">
            <text:p>TL2010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tlasdoc</text:p>
          </table:table-cell>
          <table:table-cell office:value-type="float" office:value="0.0776367377042817" calcext:value-type="float">
            <text:p>0.07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ctaart</text:p>
          </table:table-cell>
          <table:table-cell office:value-type="float" office:value="0.0659912270486394" calcext:value-type="float">
            <text:p>0.066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0.0582275532782113" calcext:value-type="float">
            <text:p>0.058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esvjour</text:p>
          </table:table-cell>
          <table:table-cell office:value-type="float" office:value="0.0543457163929972" calcext:value-type="float">
            <text:p>0.05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iacritech_ios</text:p>
          </table:table-cell>
          <table:table-cell office:value-type="float" office:value="0.0504638795077831" calcext:value-type="float">
            <text:p>0.050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lasse-cmb</text:p>
          </table:table-cell>
          <table:table-cell office:value-type="float" office:value="0.046582042622569" calcext:value-type="float">
            <text:p>0.047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xtarticle</text:p>
          </table:table-cell>
          <table:table-cell office:value-type="float" office:value="0.046582042622569" calcext:value-type="float">
            <text:p>0.047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vmsta</text:p>
          </table:table-cell>
          <table:table-cell office:value-type="float" office:value="0.046582042622569" calcext:value-type="float">
            <text:p>0.047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irkjour</text:p>
          </table:table-cell>
          <table:table-cell office:value-type="float" office:value="0.0427002057373549" calcext:value-type="float">
            <text:p>0.04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ubfiles</text:p>
          </table:table-cell>
          <table:table-cell office:value-type="float" office:value="0.0427002057373549" calcext:value-type="float">
            <text:p>0.043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5p</text:p>
          </table:table-cell>
          <table:table-cell office:value-type="float" office:value="0.0388183688521408" calcext:value-type="float">
            <text:p>0.039</text:p>
          </table:table-cell>
          <table:table-cell office:value-type="string" calcext:value-type="string">
            <text:p>TL2010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iopart</text:p>
          </table:table-cell>
          <table:table-cell office:value-type="float" office:value="0.0388183688521408" calcext:value-type="float">
            <text:p>0.039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3</text:p>
          </table:table-cell>
          <table:table-cell office:value-type="float" office:value="0.0349365319669268" calcext:value-type="float">
            <text:p>0.035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hep3</text:p>
          </table:table-cell>
          <table:table-cell office:value-type="float" office:value="0.0310546950817127" calcext:value-type="float">
            <text:p>0.031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o2e</text:p>
          </table:table-cell>
          <table:table-cell office:value-type="float" office:value="0.0232910213112845" calcext:value-type="float">
            <text:p>0.02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ndjflart</text:p>
          </table:table-cell>
          <table:table-cell office:value-type="float" office:value="0.0232910213112845" calcext:value-type="float">
            <text:p>0.023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ernphprep</text:p>
          </table:table-cell>
          <table:table-cell office:value-type="float" office:value="0.0194091844260704" calcext:value-type="float">
            <text:p>0.019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jpecp</text:p>
          </table:table-cell>
          <table:table-cell office:value-type="float" office:value="0.0194091844260704" calcext:value-type="float">
            <text:p>0.019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3p</text:p>
          </table:table-cell>
          <table:table-cell office:value-type="float" office:value="0.0194091844260704" calcext:value-type="float">
            <text:p>0.019</text:p>
          </table:table-cell>
          <table:table-cell office:value-type="string" calcext:value-type="string">
            <text:p>TL2010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0194091844260704" calcext:value-type="float">
            <text:p>0.019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mfart</text:p>
          </table:table-cell>
          <table:table-cell office:value-type="float" office:value="0.0194091844260704" calcext:value-type="float">
            <text:p>0.019</text:p>
          </table:table-cell>
          <table:table-cell office:value-type="string" calcext:value-type="string">
            <text:p>CTAN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ndm</text:p>
          </table:table-cell>
          <table:table-cell office:value-type="float" office:value="0.0155273475408563" calcext:value-type="float">
            <text:p>0.016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ptcs</text:p>
          </table:table-cell>
          <table:table-cell office:value-type="float" office:value="0.0155273475408563" calcext:value-type="float">
            <text:p>0.016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vfarticle</text:p>
          </table:table-cell>
          <table:table-cell office:value-type="float" office:value="0.0155273475408563" calcext:value-type="float">
            <text:p>0.016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cm_proc_article-sp</text:p>
          </table:table-cell>
          <table:table-cell office:value-type="float" office:value="0.0116455106556423" calcext:value-type="float">
            <text:p>0.01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0.0116455106556423" calcext:value-type="float">
            <text:p>0.012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ompositio</text:p>
          </table:table-cell>
          <table:table-cell office:value-type="float" office:value="0.0116455106556423" calcext:value-type="float">
            <text:p>0.01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gtpart</text:p>
          </table:table-cell>
          <table:table-cell office:value-type="float" office:value="0.0116455106556423" calcext:value-type="float">
            <text:p>0.012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txdoc</text:p>
          </table:table-cell>
          <table:table-cell office:value-type="float" office:value="0.0116455106556423" calcext:value-type="float">
            <text:p>0.012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roc-l-hijacked</text:p>
          </table:table-cell>
          <table:table-cell office:value-type="float" office:value="0.0116455106556423" calcext:value-type="float">
            <text:p>0.01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ias2e</text:p>
          </table:table-cell>
          <table:table-cell office:value-type="float" office:value="0.0116455106556423" calcext:value-type="float">
            <text:p>0.012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ea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iaa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CTAN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lpart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ppendix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CTAN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beamer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textemp_elsarticle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asychair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icle_mod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mulateapj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gen-j-l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hep37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pconf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ettreuqac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yart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qectaart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amltex1213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2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mono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-l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uwstat518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s-m3as</text:p>
          </table:table-cell>
          <table:table-cell office:value-type="float" office:value="0.00776367377042817" calcext:value-type="float">
            <text:p>0.008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amm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chemso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cmsmall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icom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jourxt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mse-new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rxivclassfil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t-olz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ctart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icp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lasse-ma_f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lassecras-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ombin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ottontexclass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texart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egruyter-nocrell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k_articl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dup-dmj-art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cai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1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3-1-ppt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icle0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lsarticleplf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ntcs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exam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gcfd2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gmp2015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articl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hep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TL2010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heplik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icspack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jm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lncs_dagger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lncs-href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llncsfp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com-l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moir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oderncv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yelsarticl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newarticl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nicestyl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nmeauth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ottpaper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cras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reprint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aa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evtex4n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d_notes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amart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amltex704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g-alternat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g-alternate-05-2015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igplanconf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jour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CTAN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svmult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echrep-elsarticl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utarticle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TL20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vldb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wart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yaimag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zzz</text:p>
          </table:table-cell>
          <table:table-cell office:value-type="float" office:value="0.00388183688521408" calcext:value-type="float">
            <text:p>0.004</text:p>
          </table:table-cell>
          <table:table-cell office:value-type="string" calcext:value-type="string">
            <text:p>--</text:p>
          </table:table-cell>
          <table:table-cell table:number-columns-repeated="125"/>
        </table:table-row>
        <table:table-row table:style-name="ro1" table:number-rows-repeated="367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'document_classes_used_2015-2016'.$A$1" table:expression="#REF!"/>
          <table:named-expression table:name="Sheet_Title" table:base-cell-address="$'document_classes_used_2015-2016'.$A$1" table:expression="&quot;document_classes_used_2015-2016&quot;"/>
        </table:named-expressions>
      </table:table>
      <table:table table:name="most_common_doc_cls_distributed_yearly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4" table:number-columns-repeated="117" table:default-cell-style-name="ce2"/>
        <table:table-row table:style-name="ro2">
          <table:table-cell office:value-type="string" calcext:value-type="string" table:number-columns-spanned="1" table:number-rows-spanned="2">
            <text:p>class</text:p>
          </table:table-cell>
          <table:table-cell table:style-name="ce3" office:value-type="string" calcext:value-type="string" table:number-columns-spanned="1" table:number-rows-spanned="2">
            <text:p>last known source</text:p>
          </table:table-cell>
          <table:table-cell table:style-name="ce3" office:value-type="string" calcext:value-type="string" table:number-columns-spanned="7" table:number-rows-spanned="1">
            <text:p>Use count per year</text:p>
          </table:table-cell>
          <table:covered-table-cell table:number-columns-repeated="6"/>
          <table:table-cell/>
          <table:table-cell table:style-name="ce5"/>
          <table:table-cell table:number-columns-repeated="117"/>
        </table:table-row>
        <table:table-row table:style-name="ro2">
          <table:covered-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5"/>
          <table:table-cell table:number-columns-repeated="117"/>
        </table:table-row>
        <table:table-row table:style-name="ro2">
          <table:table-cell office:value-type="string" calcext:value-type="string">
            <text:p>article</text:p>
          </table:table-cell>
          <table:table-cell office:value-type="string" calcext:value-type="string">
            <text:p>TL2016</text:p>
          </table:table-cell>
          <table:table-cell table:style-name="ce4" office:value-type="percentage" office:value="0.393747133465831" calcext:value-type="percentage">
            <text:p>39.37%</text:p>
          </table:table-cell>
          <table:table-cell table:style-name="ce4" office:value-type="percentage" office:value="0.358974358974359" calcext:value-type="percentage">
            <text:p>35.90%</text:p>
          </table:table-cell>
          <table:table-cell table:style-name="ce4" office:value-type="percentage" office:value="0.307100546195861" calcext:value-type="percentage">
            <text:p>30.71%</text:p>
          </table:table-cell>
          <table:table-cell table:style-name="ce4" office:value-type="percentage" office:value="0.298514976088598" calcext:value-type="percentage">
            <text:p>29.85%</text:p>
          </table:table-cell>
          <table:table-cell table:style-name="ce4" office:value-type="percentage" office:value="0.300957592339261" calcext:value-type="percentage">
            <text:p>30.10%</text:p>
          </table:table-cell>
          <table:table-cell table:style-name="ce4" office:value-type="percentage" office:value="0.285045635384975" calcext:value-type="percentage">
            <text:p>28.50%</text:p>
          </table:table-cell>
          <table:table-cell table:style-name="ce4" office:value-type="percentage" office:value="0.262799961138638" calcext:value-type="percentage">
            <text:p>26.28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elsarticle</text:p>
          </table:table-cell>
          <table:table-cell office:value-type="string" calcext:value-type="string">
            <text:p>TL2016</text:p>
          </table:table-cell>
          <table:table-cell table:style-name="ce4" office:value-type="percentage" office:value="0.138893135606176" calcext:value-type="percentage">
            <text:p>13.89%</text:p>
          </table:table-cell>
          <table:table-cell table:style-name="ce4" office:value-type="percentage" office:value="0.153991428778964" calcext:value-type="percentage">
            <text:p>15.40%</text:p>
          </table:table-cell>
          <table:table-cell table:style-name="ce4" office:value-type="percentage" office:value="0.145780444649588" calcext:value-type="percentage">
            <text:p>14.58%</text:p>
          </table:table-cell>
          <table:table-cell table:style-name="ce4" office:value-type="percentage" office:value="0.19896803423106" calcext:value-type="percentage">
            <text:p>19.90%</text:p>
          </table:table-cell>
          <table:table-cell table:style-name="ce4" office:value-type="percentage" office:value="0.306285549715602" calcext:value-type="percentage">
            <text:p>30.63%</text:p>
          </table:table-cell>
          <table:table-cell table:style-name="ce4" office:value-type="percentage" office:value="0.308136360090491" calcext:value-type="percentage">
            <text:p>30.81%</text:p>
          </table:table-cell>
          <table:table-cell table:style-name="ce4" office:value-type="percentage" office:value="0.353832701836199" calcext:value-type="percentage">
            <text:p>35.38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amsart</text:p>
          </table:table-cell>
          <table:table-cell office:value-type="string" calcext:value-type="string">
            <text:p>TL2016</text:p>
          </table:table-cell>
          <table:table-cell table:style-name="ce4" office:value-type="percentage" office:value="0.127274117107476" calcext:value-type="percentage">
            <text:p>12.73%</text:p>
          </table:table-cell>
          <table:table-cell table:style-name="ce4" office:value-type="percentage" office:value="0.136340524442507" calcext:value-type="percentage">
            <text:p>13.63%</text:p>
          </table:table-cell>
          <table:table-cell table:style-name="ce4" office:value-type="percentage" office:value="0.135395030386953" calcext:value-type="percentage">
            <text:p>13.54%</text:p>
          </table:table-cell>
          <table:table-cell table:style-name="ce4" office:value-type="percentage" office:value="0.159073747797634" calcext:value-type="percentage">
            <text:p>15.91%</text:p>
          </table:table-cell>
          <table:table-cell table:style-name="ce4" office:value-type="percentage" office:value="0.172582619339045" calcext:value-type="percentage">
            <text:p>17.26%</text:p>
          </table:table-cell>
          <table:table-cell table:style-name="ce4" office:value-type="percentage" office:value="0.196193150791793" calcext:value-type="percentage">
            <text:p>19.62%</text:p>
          </table:table-cell>
          <table:table-cell table:style-name="ce4" office:value-type="percentage" office:value="0.210045662100457" calcext:value-type="percentage">
            <text:p>21.00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svjour3</text:p>
          </table:table-cell>
          <table:table-cell office:value-type="string" calcext:value-type="string">
            <text:p>Springer</text:p>
          </table:table-cell>
          <table:table-cell table:style-name="ce4" office:value-type="percentage" office:value="0.118330530499924" calcext:value-type="percentage">
            <text:p>11.83%</text:p>
          </table:table-cell>
          <table:table-cell table:style-name="ce4" office:value-type="percentage" office:value="0.148834168664197" calcext:value-type="percentage">
            <text:p>14.88%</text:p>
          </table:table-cell>
          <table:table-cell table:style-name="ce4" office:value-type="percentage" office:value="0.177167474421109" calcext:value-type="percentage">
            <text:p>17.72%</text:p>
          </table:table-cell>
          <table:table-cell table:style-name="ce4" office:value-type="percentage" office:value="0.159577145733702" calcext:value-type="percentage">
            <text:p>15.96%</text:p>
          </table:table-cell>
          <table:table-cell table:style-name="ce4" office:value-type="percentage" office:value="0.0257757937936497" calcext:value-type="percentage">
            <text:p>2.58%</text:p>
          </table:table-cell>
          <table:table-cell table:style-name="ce4" office:value-type="percentage" office:value="0.0170060067087916" calcext:value-type="percentage">
            <text:p>1.70%</text:p>
          </table:table-cell>
          <table:table-cell table:style-name="ce4" office:value-type="percentage" office:value="0.0131157097056252" calcext:value-type="percentage">
            <text:p>1.31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revtex4</text:p>
          </table:table-cell>
          <table:table-cell office:value-type="string" calcext:value-type="string">
            <text:p>TL2016</text:p>
          </table:table-cell>
          <table:table-cell table:style-name="ce4" office:value-type="percentage" office:value="0.0628344289863935" calcext:value-type="percentage">
            <text:p>6.28%</text:p>
          </table:table-cell>
          <table:table-cell table:style-name="ce4" office:value-type="percentage" office:value="0.0536064502070168" calcext:value-type="percentage">
            <text:p>5.36%</text:p>
          </table:table-cell>
          <table:table-cell table:style-name="ce4" office:value-type="percentage" office:value="0.0548503731056235" calcext:value-type="percentage">
            <text:p>5.49%</text:p>
          </table:table-cell>
          <table:table-cell table:style-name="ce4" office:value-type="percentage" office:value="0.0405235338535112" calcext:value-type="percentage">
            <text:p>4.05%</text:p>
          </table:table-cell>
          <table:table-cell table:style-name="ce4" office:value-type="percentage" office:value="0.0413996688026496" calcext:value-type="percentage">
            <text:p>4.14%</text:p>
          </table:table-cell>
          <table:table-cell table:style-name="ce4" office:value-type="percentage" office:value="0.0333879397768937" calcext:value-type="percentage">
            <text:p>3.34%</text:p>
          </table:table-cell>
          <table:table-cell table:style-name="ce4" office:value-type="percentage" office:value="0.0384727484698339" calcext:value-type="percentage">
            <text:p>3.85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imsart</text:p>
          </table:table-cell>
          <table:table-cell office:value-type="string" calcext:value-type="string">
            <text:p>CTAN</text:p>
          </table:table-cell>
          <table:table-cell table:style-name="ce4" office:value-type="percentage" office:value="0.0301177190032105" calcext:value-type="percentage">
            <text:p>3.01%</text:p>
          </table:table-cell>
          <table:table-cell table:style-name="ce4" office:value-type="percentage" office:value="0.0284738868308273" calcext:value-type="percentage">
            <text:p>2.85%</text:p>
          </table:table-cell>
          <table:table-cell table:style-name="ce4" office:value-type="percentage" office:value="0.0447726748211401" calcext:value-type="percentage">
            <text:p>4.48%</text:p>
          </table:table-cell>
          <table:table-cell table:style-name="ce4" office:value-type="percentage" office:value="0.0402089101434684" calcext:value-type="percentage">
            <text:p>4.02%</text:p>
          </table:table-cell>
          <table:table-cell table:style-name="ce4" office:value-type="percentage" office:value="0.0577435380516956" calcext:value-type="percentage">
            <text:p>5.77%</text:p>
          </table:table-cell>
          <table:table-cell table:style-name="ce4" office:value-type="percentage" office:value="0.0521101489975817" calcext:value-type="percentage">
            <text:p>5.21%</text:p>
          </table:table-cell>
          <table:table-cell table:style-name="ce4" office:value-type="percentage" office:value="0.0323520839405421" calcext:value-type="percentage">
            <text:p>3.24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elsart</text:p>
          </table:table-cell>
          <table:table-cell office:value-type="string" calcext:value-type="string">
            <text:p>TL2010</text:p>
          </table:table-cell>
          <table:table-cell table:style-name="ce4" office:value-type="percentage" office:value="0.0311878917596698" calcext:value-type="percentage">
            <text:p>3.12%</text:p>
          </table:table-cell>
          <table:table-cell table:style-name="ce4" office:value-type="percentage" office:value="0.0204111280598533" calcext:value-type="percentage">
            <text:p>2.04%</text:p>
          </table:table-cell>
          <table:table-cell table:style-name="ce4" office:value-type="percentage" office:value="0.0175398107546734" calcext:value-type="percentage">
            <text:p>1.75%</text:p>
          </table:table-cell>
          <table:table-cell table:style-name="ce4" office:value-type="percentage" office:value="0.0132771205638057" calcext:value-type="percentage">
            <text:p>1.33%</text:p>
          </table:table-cell>
          <table:table-cell table:style-name="ce4" office:value-type="percentage" office:value="0.0134638922888617" calcext:value-type="percentage">
            <text:p>1.35%</text:p>
          </table:table-cell>
          <table:table-cell table:style-name="ce4" office:value-type="percentage" office:value="0.0123254544036196" calcext:value-type="percentage">
            <text:p>1.23%</text:p>
          </table:table-cell>
          <table:table-cell table:style-name="ce4" office:value-type="percentage" office:value="0.0129214028951715" calcext:value-type="percentage">
            <text:p>1.29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aastex</text:p>
          </table:table-cell>
          <table:table-cell office:value-type="string" calcext:value-type="string">
            <text:p>TL2014</text:p>
          </table:table-cell>
          <table:table-cell table:style-name="ce4" office:value-type="percentage" office:value="0.0149059776792539" calcext:value-type="percentage">
            <text:p>1.49%</text:p>
          </table:table-cell>
          <table:table-cell table:style-name="ce4" office:value-type="percentage" office:value="0.0162707924747585" calcext:value-type="percentage">
            <text:p>1.63%</text:p>
          </table:table-cell>
          <table:table-cell table:style-name="ce4" office:value-type="percentage" office:value="0.01492422494038" calcext:value-type="percentage">
            <text:p>1.49%</text:p>
          </table:table-cell>
          <table:table-cell table:style-name="ce4" office:value-type="percentage" office:value="0.0142209916939341" calcext:value-type="percentage">
            <text:p>1.42%</text:p>
          </table:table-cell>
          <table:table-cell table:style-name="ce4" office:value-type="percentage" office:value="0.0178558571531428" calcext:value-type="percentage">
            <text:p>1.79%</text:p>
          </table:table-cell>
          <table:table-cell table:style-name="ce4" office:value-type="percentage" office:value="0.0178641079647398" calcext:value-type="percentage">
            <text:p>1.79%</text:p>
          </table:table-cell>
          <table:table-cell table:style-name="ce4" office:value-type="percentage" office:value="0.0221509763917225" calcext:value-type="percentage">
            <text:p>2.22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solarphysics</text:p>
          </table:table-cell>
          <table:table-cell office:value-type="string" calcext:value-type="string">
            <text:p>CTAN</text:p>
          </table:table-cell>
          <table:table-cell table:style-name="ce4" office:value-type="percentage" office:value="0.0113132548539979" calcext:value-type="percentage">
            <text:p>1.13%</text:p>
          </table:table-cell>
          <table:table-cell table:style-name="ce4" office:value-type="percentage" office:value="0.0115493571584223" calcext:value-type="percentage">
            <text:p>1.15%</text:p>
          </table:table-cell>
          <table:table-cell table:style-name="ce4" office:value-type="percentage" office:value="0.0176936687437495" calcext:value-type="percentage">
            <text:p>1.77%</text:p>
          </table:table-cell>
          <table:table-cell table:style-name="ce4" office:value-type="percentage" office:value="0.0110118298514976" calcext:value-type="percentage">
            <text:p>1.10%</text:p>
          </table:table-cell>
          <table:table-cell table:style-name="ce4" office:value-type="percentage" office:value="0.00878392972856217" calcext:value-type="percentage">
            <text:p>0.88%</text:p>
          </table:table-cell>
          <table:table-cell table:style-name="ce4" office:value-type="percentage" office:value="0.0110773071222404" calcext:value-type="percentage">
            <text:p>1.11%</text:p>
          </table:table-cell>
          <table:table-cell table:style-name="ce4" office:value-type="percentage" office:value="0.0120470222481298" calcext:value-type="percentage">
            <text:p>1.20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revtex4-1</text:p>
          </table:table-cell>
          <table:table-cell office:value-type="string" calcext:value-type="string">
            <text:p>TL2016</text:p>
          </table:table-cell>
          <table:table-cell table:style-name="ce4" office:value-type="percentage" office:value="0.00298119553585079" calcext:value-type="percentage">
            <text:p>0.30%</text:p>
          </table:table-cell>
          <table:table-cell table:style-name="ce4" office:value-type="percentage" office:value="0.0079901213045689" calcext:value-type="percentage">
            <text:p>0.80%</text:p>
          </table:table-cell>
          <table:table-cell table:style-name="ce4" office:value-type="percentage" office:value="0.0113085621970921" calcext:value-type="percentage">
            <text:p>1.13%</text:p>
          </table:table-cell>
          <table:table-cell table:style-name="ce4" office:value-type="percentage" office:value="0.00811729171910395" calcext:value-type="percentage">
            <text:p>0.81%</text:p>
          </table:table-cell>
          <table:table-cell table:style-name="ce4" office:value-type="percentage" office:value="0.0118799049607603" calcext:value-type="percentage">
            <text:p>1.19%</text:p>
          </table:table-cell>
          <table:table-cell table:style-name="ce4" office:value-type="percentage" office:value="0.0131055464544816" calcext:value-type="percentage">
            <text:p>1.31%</text:p>
          </table:table-cell>
          <table:table-cell table:style-name="ce4" office:value-type="percentage" office:value="0.0163217720781113" calcext:value-type="percentage">
            <text:p>1.63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svjour</text:p>
          </table:table-cell>
          <table:table-cell office:value-type="string" calcext:value-type="string">
            <text:p>CTAN</text:p>
          </table:table-cell>
          <table:table-cell table:style-name="ce4" office:value-type="percentage" office:value="0.023926005197982" calcext:value-type="percentage">
            <text:p>2.39%</text:p>
          </table:table-cell>
          <table:table-cell table:style-name="ce4" office:value-type="percentage" office:value="0.0234619016488705" calcext:value-type="percentage">
            <text:p>2.35%</text:p>
          </table:table-cell>
          <table:table-cell table:style-name="ce4" office:value-type="percentage" office:value="0.0166166628202169" calcext:value-type="percentage">
            <text:p>1.66%</text:p>
          </table:table-cell>
          <table:table-cell table:style-name="ce4" office:value-type="percentage" office:value="0.00616662471683866" calcext:value-type="percentage">
            <text:p>0.62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0000971534052268532" calcext:value-type="percentage">
            <text:p>0.01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svjour2</text:p>
          </table:table-cell>
          <table:table-cell office:value-type="string" calcext:value-type="string">
            <text:p>Springer</text:p>
          </table:table-cell>
          <table:table-cell table:style-name="ce4" office:value-type="percentage" office:value="0.0159761504357132" calcext:value-type="percentage">
            <text:p>1.60%</text:p>
          </table:table-cell>
          <table:table-cell table:style-name="ce4" office:value-type="percentage" office:value="0.0121304568896637" calcext:value-type="percentage">
            <text:p>1.21%</text:p>
          </table:table-cell>
          <table:table-cell table:style-name="ce4" office:value-type="percentage" office:value="0.0288483729517655" calcext:value-type="percentage">
            <text:p>2.88%</text:p>
          </table:table-cell>
          <table:table-cell table:style-name="ce4" office:value-type="percentage" office:value="0.0102567329473949" calcext:value-type="percentage">
            <text:p>1.03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000780092050862002" calcext:value-type="percentage">
            <text:p>0.01%</text:p>
          </table:table-cell>
          <table:table-cell table:style-name="ce4" office:value-type="percentage" office:value="0.0000971534052268532" calcext:value-type="percentage">
            <text:p>0.01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elsart3-1</text:p>
          </table:table-cell>
          <table:table-cell office:value-type="string" calcext:value-type="string">
            <text:p>Elsevier</text:p>
          </table:table-cell>
          <table:table-cell table:style-name="ce4" office:value-type="percentage" office:value="0.0109310502981196" calcext:value-type="percentage">
            <text:p>1.09%</text:p>
          </table:table-cell>
          <table:table-cell table:style-name="ce4" office:value-type="percentage" office:value="0.0108956199607758" calcext:value-type="percentage">
            <text:p>1.09%</text:p>
          </table:table-cell>
          <table:table-cell table:style-name="ce4" office:value-type="percentage" office:value="0.00776982844834218" calcext:value-type="percentage">
            <text:p>0.78%</text:p>
          </table:table-cell>
          <table:table-cell table:style-name="ce4" office:value-type="percentage" office:value="0.00622954945884722" calcext:value-type="percentage">
            <text:p>0.62%</text:p>
          </table:table-cell>
          <table:table-cell table:style-name="ce4" office:value-type="percentage" office:value="0.00662394700842393" calcext:value-type="percentage">
            <text:p>0.66%</text:p>
          </table:table-cell>
          <table:table-cell table:style-name="ce4" office:value-type="percentage" office:value="0.00553865356112021" calcext:value-type="percentage">
            <text:p>0.55%</text:p>
          </table:table-cell>
          <table:table-cell table:style-name="ce4" office:value-type="percentage" office:value="0.00825803944428252" calcext:value-type="percentage">
            <text:p>0.83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bmcart</text:p>
          </table:table-cell>
          <table:table-cell office:value-type="string" calcext:value-type="string">
            <text:p>CTAN</text:p>
          </table:table-cell>
          <table:table-cell table:number-columns-repeated="3" table:style-name="ce4" office:value-type="percentage" office:value="0" calcext:value-type="percentage">
            <text:p>0.00%</text:p>
          </table:table-cell>
          <table:table-cell table:style-name="ce4" office:value-type="percentage" office:value="0.00289453813239366" calcext:value-type="percentage">
            <text:p>0.29%</text:p>
          </table:table-cell>
          <table:table-cell table:style-name="ce4" office:value-type="percentage" office:value="0.0172798617611059" calcext:value-type="percentage">
            <text:p>1.73%</text:p>
          </table:table-cell>
          <table:table-cell table:style-name="ce4" office:value-type="percentage" office:value="0.0301115531632733" calcext:value-type="percentage">
            <text:p>3.01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llncs</text:p>
          </table:table-cell>
          <table:table-cell office:value-type="string" calcext:value-type="string">
            <text:p>Springer</text:p>
          </table:table-cell>
          <table:table-cell table:style-name="ce4" office:value-type="percentage" office:value="0.00840850022932273" calcext:value-type="percentage">
            <text:p>0.84%</text:p>
          </table:table-cell>
          <table:table-cell table:style-name="ce4" office:value-type="percentage" office:value="0.00472143531633617" calcext:value-type="percentage">
            <text:p>0.47%</text:p>
          </table:table-cell>
          <table:table-cell table:style-name="ce4" office:value-type="percentage" office:value="0.00415416570505424" calcext:value-type="percentage">
            <text:p>0.42%</text:p>
          </table:table-cell>
          <table:table-cell table:style-name="ce4" office:value-type="percentage" office:value="0.00578907626478731" calcext:value-type="percentage">
            <text:p>0.58%</text:p>
          </table:table-cell>
          <table:table-cell table:style-name="ce4" office:value-type="percentage" office:value="0.00295197638418893" calcext:value-type="percentage">
            <text:p>0.30%</text:p>
          </table:table-cell>
          <table:table-cell table:style-name="ce4" office:value-type="percentage" office:value="0.00421249707465481" calcext:value-type="percentage">
            <text:p>0.42%</text:p>
          </table:table-cell>
          <table:table-cell table:style-name="ce4" office:value-type="percentage" office:value="0.00446905664043525" calcext:value-type="percentage">
            <text:p>0.45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bmc_article</text:p>
          </table:table-cell>
          <table:table-cell office:value-type="string" calcext:value-type="string">
            <text:p>BioMed Central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00944287063267233" calcext:value-type="percentage">
            <text:p>0.09%</text:p>
          </table:table-cell>
          <table:table-cell table:style-name="ce4" office:value-type="percentage" office:value="0.00546195861220094" calcext:value-type="percentage">
            <text:p>0.55%</text:p>
          </table:table-cell>
          <table:table-cell table:style-name="ce4" office:value-type="percentage" office:value="0.0168009061162849" calcext:value-type="percentage">
            <text:p>1.68%</text:p>
          </table:table-cell>
          <table:table-cell table:style-name="ce4" office:value-type="percentage" office:value="0.00367197062423501" calcext:value-type="percentage">
            <text:p>0.37%</text:p>
          </table:table-cell>
          <table:table-cell table:style-name="ce4" office:value-type="percentage" office:value="0.0020282393322412" calcext:value-type="percentage">
            <text:p>0.20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ipart</text:p>
          </table:table-cell>
          <table:table-cell office:value-type="string" calcext:value-type="string">
            <text:p>International Press</text:p>
          </table:table-cell>
          <table:table-cell table:style-name="ce4" office:value-type="percentage" office:value="0.0027518728023238" calcext:value-type="percentage">
            <text:p>0.28%</text:p>
          </table:table-cell>
          <table:table-cell table:style-name="ce4" office:value-type="percentage" office:value="0.00319604852182756" calcext:value-type="percentage">
            <text:p>0.32%</text:p>
          </table:table-cell>
          <table:table-cell table:style-name="ce4" office:value-type="percentage" office:value="0.00323101777059774" calcext:value-type="percentage">
            <text:p>0.32%</text:p>
          </table:table-cell>
          <table:table-cell table:style-name="ce4" office:value-type="percentage" office:value="0.00188774226025673" calcext:value-type="percentage">
            <text:p>0.19%</text:p>
          </table:table-cell>
          <table:table-cell table:style-name="ce4" office:value-type="percentage" office:value="0.00410396716826265" calcext:value-type="percentage">
            <text:p>0.41%</text:p>
          </table:table-cell>
          <table:table-cell table:style-name="ce4" office:value-type="percentage" office:value="0.00452453389499961" calcext:value-type="percentage">
            <text:p>0.45%</text:p>
          </table:table-cell>
          <table:table-cell table:style-name="ce4" office:value-type="percentage" office:value="0.00388613620907413" calcext:value-type="percentage">
            <text:p>0.39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ieeetran</text:p>
          </table:table-cell>
          <table:table-cell office:value-type="string" calcext:value-type="string">
            <text:p>TL2016</text:p>
          </table:table-cell>
          <table:table-cell table:style-name="ce4" office:value-type="percentage" office:value="0.0051215410487693" calcext:value-type="percentage">
            <text:p>0.51%</text:p>
          </table:table-cell>
          <table:table-cell table:style-name="ce4" office:value-type="percentage" office:value="0.00457616038352582" calcext:value-type="percentage">
            <text:p>0.46%</text:p>
          </table:table-cell>
          <table:table-cell table:style-name="ce4" office:value-type="percentage" office:value="0.00238479883067928" calcext:value-type="percentage">
            <text:p>0.24%</text:p>
          </table:table-cell>
          <table:table-cell table:style-name="ce4" office:value-type="percentage" office:value="0.00245406493833375" calcext:value-type="percentage">
            <text:p>0.25%</text:p>
          </table:table-cell>
          <table:table-cell table:style-name="ce4" office:value-type="percentage" office:value="0.00287997696018432" calcext:value-type="percentage">
            <text:p>0.29%</text:p>
          </table:table-cell>
          <table:table-cell table:style-name="ce4" office:value-type="percentage" office:value="0.0017942117169826" calcext:value-type="percentage">
            <text:p>0.18%</text:p>
          </table:table-cell>
          <table:table-cell table:style-name="ce4" office:value-type="percentage" office:value="0.00233168172544448" calcext:value-type="percentage">
            <text:p>0.23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2">
          <table:table-cell office:value-type="string" calcext:value-type="string">
            <text:p>iosart2c</text:p>
          </table:table-cell>
          <table:table-cell office:value-type="string" calcext:value-type="string">
            <text:p>CTAN</text:p>
          </table:table-cell>
          <table:table-cell table:style-name="ce4" office:value-type="percentage" office:value="0.000152881822351322" calcext:value-type="percentage">
            <text:p>0.02%</text:p>
          </table:table-cell>
          <table:table-cell table:style-name="ce4" office:value-type="percentage" office:value="0.00203384905934481" calcext:value-type="percentage">
            <text:p>0.20%</text:p>
          </table:table-cell>
          <table:table-cell table:style-name="ce4" office:value-type="percentage" office:value="0.00346180475421186" calcext:value-type="percentage">
            <text:p>0.35%</text:p>
          </table:table-cell>
          <table:table-cell table:style-name="ce4" office:value-type="percentage" office:value="0.00232821545431664" calcext:value-type="percentage">
            <text:p>0.23%</text:p>
          </table:table-cell>
          <table:table-cell table:style-name="ce4" office:value-type="percentage" office:value="0.00287997696018432" calcext:value-type="percentage">
            <text:p>0.29%</text:p>
          </table:table-cell>
          <table:table-cell table:style-name="ce4" office:value-type="percentage" office:value="0.00343240502379281" calcext:value-type="percentage">
            <text:p>0.34%</text:p>
          </table:table-cell>
          <table:table-cell table:style-name="ce4" office:value-type="percentage" office:value="0.00408044301952783" calcext:value-type="percentage">
            <text:p>0.41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1">
          <table:table-cell office:value-type="string" calcext:value-type="string">
            <text:p>amsproc</text:p>
          </table:table-cell>
          <table:table-cell office:value-type="string" calcext:value-type="string">
            <text:p>TL2016</text:p>
          </table:table-cell>
          <table:table-cell table:style-name="ce4" office:value-type="percentage" office:value="0.00114661366763492" calcext:value-type="percentage">
            <text:p>0.11%</text:p>
          </table:table-cell>
          <table:table-cell table:style-name="ce4" office:value-type="percentage" office:value="0.00159802426091378" calcext:value-type="percentage">
            <text:p>0.16%</text:p>
          </table:table-cell>
          <table:table-cell table:style-name="ce4" office:value-type="percentage" office:value="0.00153857989076083" calcext:value-type="percentage">
            <text:p>0.15%</text:p>
          </table:table-cell>
          <table:table-cell table:style-name="ce4" office:value-type="percentage" office:value="0.00169896803423106" calcext:value-type="percentage">
            <text:p>0.17%</text:p>
          </table:table-cell>
          <table:table-cell table:style-name="ce4" office:value-type="percentage" office:value="0.00287997696018432" calcext:value-type="percentage">
            <text:p>0.29%</text:p>
          </table:table-cell>
          <table:table-cell table:style-name="ce4" office:value-type="percentage" office:value="0.0020282393322412" calcext:value-type="percentage">
            <text:p>0.20%</text:p>
          </table:table-cell>
          <table:table-cell table:style-name="ce4" office:value-type="percentage" office:value="0.00272029534635189" calcext:value-type="percentage">
            <text:p>0.27%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12"/>
        </table:table-row>
        <table:table-row table:style-name="ro1">
          <table:table-cell table:number-columns-repeated="2"/>
          <table:table-cell table:style-name="ce5" table:formula="of:=SUM([.C3:.C22])" office:value-type="percentage" office:value="1" calcext:value-type="percentage">
            <text:p>100.00%</text:p>
          </table:table-cell>
          <table:table-cell table:style-name="ce5" table:formula="of:=SUM([.D3:.D22])" office:value-type="percentage" office:value="1" calcext:value-type="percentage">
            <text:p>100.00%</text:p>
          </table:table-cell>
          <table:table-cell table:style-name="ce5" table:formula="of:=SUM([.E3:.E22])" office:value-type="percentage" office:value="0.999999999999999" calcext:value-type="percentage">
            <text:p>100.00%</text:p>
          </table:table-cell>
          <table:table-cell table:style-name="ce5" table:formula="of:=SUM([.F3:.F22])" office:value-type="percentage" office:value="1" calcext:value-type="percentage">
            <text:p>100.00%</text:p>
          </table:table-cell>
          <table:table-cell table:style-name="ce5" table:formula="of:=SUM([.G3:.G22])" office:value-type="percentage" office:value="0.999999999999999" calcext:value-type="percentage">
            <text:p>100.00%</text:p>
          </table:table-cell>
          <table:table-cell table:style-name="ce5" table:formula="of:=SUM([.H3:.H22])" office:value-type="percentage" office:value="1" calcext:value-type="percentage">
            <text:p>100.00%</text:p>
          </table:table-cell>
          <table:table-cell table:style-name="ce5" table:formula="of:=SUM([.I3:.I22])" office:value-type="percentage" office:value="1" calcext:value-type="percentage">
            <text:p>100.00%</text:p>
          </table:table-cell>
          <table:table-cell/>
          <table:table-cell table:style-name="ce5"/>
          <table:table-cell table:number-columns-repeated="117"/>
        </table:table-row>
        <table:table-row table:style-name="ro2" table:number-rows-repeated="488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most_common_doc_cls_distributed_yearly.$A$1" table:expression="#REF!"/>
          <table:named-expression table:name="Sheet_Title" table:base-cell-address="$most_common_doc_cls_distributed_yearly.$A$1" table:expression="&quot;most_common_doc_cls_distributed_yearly&quot;"/>
        </table:named-expressions>
      </table:table>
      <table:table table:name="most_common_doc_cls_and_publisher_relation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number-columns-repeated="2" table:default-cell-style-name="Default"/>
        <table:table-column table:style-name="co15" table:default-cell-style-name="ce6"/>
        <table:table-column table:style-name="co16" table:default-cell-style-name="ce6"/>
        <table:table-column table:style-name="co4" table:number-columns-repeated="124" table:default-cell-style-name="Default"/>
        <table:table-row table:style-name="ro2">
          <table:table-cell table:style-name="ce2" office:value-type="string" calcext:value-type="string">
            <text:p>Class </text:p>
          </table:table-cell>
          <table:table-cell table:style-name="ce2" office:value-type="string" calcext:value-type="string">
            <text:p><text:s/>Publisher </text:p>
          </table:table-cell>
          <table:table-cell table:style-name="ce5" office:value-type="string" calcext:value-type="string">
            <text:p>Use count per journal (%)</text:p>
          </table:table-cell>
          <table:table-cell table:style-name="ce5" office:value-type="string" calcext:value-type="string">
            <text:p>Use count per publisher (%)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<text:s/>BMC </text:p>
          </table:table-cell>
          <table:table-cell table:number-columns-repeated="2" table:style-name="ce4" office:value-type="percentage" office:value="0.423" calcext:value-type="percentage">
            <text:p>42.3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<text:s/>DUP</text:p>
          </table:table-cell>
          <table:table-cell table:style-name="ce4" office:value-type="percentage" office:value="0.188" calcext:value-type="percentage">
            <text:p>18.80%</text:p>
          </table:table-cell>
          <table:table-cell table:style-name="ce4" office:value-type="percentage" office:value="0.183" calcext:value-type="percentage">
            <text:p>18.3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292" calcext:value-type="percentage">
            <text:p>29.20%</text:p>
          </table:table-cell>
          <table:table-cell table:style-name="ce4" office:value-type="percentage" office:value="0.291" calcext:value-type="percentage">
            <text:p>29.10%</text:p>
          </table:table-cell>
          <table:table-cell table:style-name="ce2" table:number-columns-repeated="124"/>
        </table:table-row>
        <table:table-row table:style-name="ro1"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<text:s/>International Press </text:p>
          </table:table-cell>
          <table:table-cell table:style-name="ce4" office:value-type="percentage" office:value="0.157" calcext:value-type="percentage">
            <text:p>15.70%</text:p>
          </table:table-cell>
          <table:table-cell table:style-name="ce4" office:value-type="percentage" office:value="0.148" calcext:value-type="percentage">
            <text:p>14.8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<text:s/>IOS Press </text:p>
          </table:table-cell>
          <table:table-cell table:style-name="ce4" office:value-type="percentage" office:value="0.268" calcext:value-type="percentage">
            <text:p>26.80%</text:p>
          </table:table-cell>
          <table:table-cell table:style-name="ce4" office:value-type="percentage" office:value="0.136" calcext:value-type="percentage">
            <text:p>13.6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<text:s/>Mattson </text:p>
          </table:table-cell>
          <table:table-cell table:style-name="ce4" office:value-type="percentage" office:value="0.366" calcext:value-type="percentage">
            <text:p>36.60%</text:p>
          </table:table-cell>
          <table:table-cell table:style-name="ce4" office:value-type="percentage" office:value="0.365" calcext:value-type="percentage">
            <text:p>36.5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293" calcext:value-type="percentage">
            <text:p>29.30%</text:p>
          </table:table-cell>
          <table:table-cell table:style-name="ce4" office:value-type="percentage" office:value="0.286" calcext:value-type="percentage">
            <text:p>28.6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elsarticle</text:p>
          </table:table-cell>
          <table:table-cell table:style-name="ce2" office:value-type="string" calcext:value-type="string">
            <text:p><text:s/>BMC </text:p>
          </table:table-cell>
          <table:table-cell table:style-name="ce4" office:value-type="percentage" office:value="0.032" calcext:value-type="percentage">
            <text:p>3.20%</text:p>
          </table:table-cell>
          <table:table-cell table:style-name="ce4" office:value-type="percentage" office:value="0.031" calcext:value-type="percentage">
            <text:p>3.1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elsarticle</text:p>
          </table:table-cell>
          <table:table-cell table:style-name="ce2" office:value-type="string" calcext:value-type="string">
            <text:p><text:s/>Elsevier </text:p>
          </table:table-cell>
          <table:table-cell table:number-columns-repeated="2" table:style-name="ce4" office:value-type="percentage" office:value="0.358" calcext:value-type="percentage">
            <text:p>35.8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elsarticle</text:p>
          </table:table-cell>
          <table:table-cell table:style-name="ce2" office:value-type="string" calcext:value-type="string">
            <text:p><text:s/>IOS Press </text:p>
          </table:table-cell>
          <table:table-cell table:style-name="ce4" office:value-type="percentage" office:value="0.008" calcext:value-type="percentage">
            <text:p>0.80%</text:p>
          </table:table-cell>
          <table:table-cell table:style-name="ce4" office:value-type="percentage" office:value="0.003" calcext:value-type="percentage">
            <text:p>0.3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elsarticle</text:p>
          </table:table-cell>
          <table:table-cell table:style-name="ce2" office:value-type="string" calcext:value-type="string">
            <text:p><text:s/>Mattson </text:p>
          </table:table-cell>
          <table:table-cell table:style-name="ce4" office:value-type="percentage" office:value="0.012" calcext:value-type="percentage">
            <text:p>1.20%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elsarticle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011" calcext:value-type="percentage">
            <text:p>1.10%</text:p>
          </table:table-cell>
          <table:table-cell table:style-name="ce4" office:value-type="percentage" office:value="0.007" calcext:value-type="percentage">
            <text:p>0.7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msart</text:p>
          </table:table-cell>
          <table:table-cell table:style-name="ce2" office:value-type="string" calcext:value-type="string">
            <text:p><text:s/>BMC </text:p>
          </table:table-cell>
          <table:table-cell table:style-name="ce4" office:value-type="percentage" office:value="0.226" calcext:value-type="percentage">
            <text:p>22.60%</text:p>
          </table:table-cell>
          <table:table-cell table:style-name="ce4" office:value-type="percentage" office:value="0.219" calcext:value-type="percentage">
            <text:p>21.9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msart</text:p>
          </table:table-cell>
          <table:table-cell table:style-name="ce2" office:value-type="string" calcext:value-type="string">
            <text:p><text:s/>DUP</text:p>
          </table:table-cell>
          <table:table-cell table:style-name="ce4" office:value-type="percentage" office:value="0.731" calcext:value-type="percentage">
            <text:p>73.10%</text:p>
          </table:table-cell>
          <table:table-cell table:style-name="ce4" office:value-type="percentage" office:value="0.709" calcext:value-type="percentage">
            <text:p>70.9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msart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21" calcext:value-type="percentage">
            <text:p>21.00%</text:p>
          </table:table-cell>
          <table:table-cell table:style-name="ce4" office:value-type="percentage" office:value="0.191" calcext:value-type="percentage">
            <text:p>19.1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msart</text:p>
          </table:table-cell>
          <table:table-cell table:style-name="ce2" office:value-type="string" calcext:value-type="string">
            <text:p><text:s/>International Press </text:p>
          </table:table-cell>
          <table:table-cell table:style-name="ce4" office:value-type="percentage" office:value="0.019" calcext:value-type="percentage">
            <text:p>1.90%</text:p>
          </table:table-cell>
          <table:table-cell table:style-name="ce4" office:value-type="percentage" office:value="0.018" calcext:value-type="percentage">
            <text:p>1.8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msart</text:p>
          </table:table-cell>
          <table:table-cell table:style-name="ce2" office:value-type="string" calcext:value-type="string">
            <text:p><text:s/>IOS Press </text:p>
          </table:table-cell>
          <table:table-cell table:style-name="ce4" office:value-type="percentage" office:value="0.022" calcext:value-type="percentage">
            <text:p>2.20%</text:p>
          </table:table-cell>
          <table:table-cell table:style-name="ce4" office:value-type="percentage" office:value="0.007" calcext:value-type="percentage">
            <text:p>0.7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msart</text:p>
          </table:table-cell>
          <table:table-cell table:style-name="ce2" office:value-type="string" calcext:value-type="string">
            <text:p><text:s/>Mattson </text:p>
          </table:table-cell>
          <table:table-cell table:style-name="ce4" office:value-type="percentage" office:value="0.117" calcext:value-type="percentage">
            <text:p>11.70%</text:p>
          </table:table-cell>
          <table:table-cell table:style-name="ce4" office:value-type="percentage" office:value="0.112" calcext:value-type="percentage">
            <text:p>11.2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msart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108" calcext:value-type="percentage">
            <text:p>10.80%</text:p>
          </table:table-cell>
          <table:table-cell table:style-name="ce4" office:value-type="percentage" office:value="0.074" calcext:value-type="percentage">
            <text:p>7.4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svjour3</text:p>
          </table:table-cell>
          <table:table-cell table:style-name="ce2" office:value-type="string" calcext:value-type="string">
            <text:p><text:s/>BMC </text:p>
          </table:table-cell>
          <table:table-cell table:number-columns-repeated="2" table:style-name="ce4" office:value-type="percentage" office:value="0.037" calcext:value-type="percentage">
            <text:p>3.7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svjour3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001" calcext:value-type="percentage">
            <text:p>0.10%</text:p>
          </table:table-cell>
          <table:table-cell table:style-name="ce4" office:value-type="percentage" office:value="0.0003" calcext:value-type="percentage">
            <text:p>0.03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svjour3</text:p>
          </table:table-cell>
          <table:table-cell table:style-name="ce2" office:value-type="string" calcext:value-type="string">
            <text:p><text:s/>IOS Press </text:p>
          </table:table-cell>
          <table:table-cell table:style-name="ce4" office:value-type="percentage" office:value="0.011" calcext:value-type="percentage">
            <text:p>1.10%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svjour3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344" calcext:value-type="percentage">
            <text:p>34.40%</text:p>
          </table:table-cell>
          <table:table-cell table:style-name="ce4" office:value-type="percentage" office:value="0.336" calcext:value-type="percentage">
            <text:p>33.6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revtex4</text:p>
          </table:table-cell>
          <table:table-cell table:style-name="ce2" office:value-type="string" calcext:value-type="string">
            <text:p><text:s/>BMC 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4" office:value-type="percentage" office:value="0.001" calcext:value-type="percentage">
            <text:p>0.1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revtex4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097" calcext:value-type="percentage">
            <text:p>9.70%</text:p>
          </table:table-cell>
          <table:table-cell table:style-name="ce4" office:value-type="percentage" office:value="0.056" calcext:value-type="percentage">
            <text:p>5.6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revtex4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105" calcext:value-type="percentage">
            <text:p>10.50%</text:p>
          </table:table-cell>
          <table:table-cell table:style-name="ce4" office:value-type="percentage" office:value="0.041" calcext:value-type="percentage">
            <text:p>4.1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imsart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001" calcext:value-type="percentage">
            <text:p>0.10%</text:p>
          </table:table-cell>
          <table:table-cell table:style-name="ce5" office:value-type="string" calcext:value-type="string">
            <text:p>~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imsart</text:p>
          </table:table-cell>
          <table:table-cell table:style-name="ce2" office:value-type="string" calcext:value-type="string">
            <text:p><text:s/>International Press </text:p>
          </table:table-cell>
          <table:table-cell table:style-name="ce4" office:value-type="percentage" office:value="0.011" calcext:value-type="percentage">
            <text:p>1.10%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imsart</text:p>
          </table:table-cell>
          <table:table-cell table:style-name="ce2" office:value-type="string" calcext:value-type="string">
            <text:p><text:s/>Mattson </text:p>
          </table:table-cell>
          <table:table-cell table:style-name="ce4" office:value-type="percentage" office:value="0.673" calcext:value-type="percentage">
            <text:p>67.30%</text:p>
          </table:table-cell>
          <table:table-cell table:style-name="ce4" office:value-type="percentage" office:value="0.467" calcext:value-type="percentage">
            <text:p>46.7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imsart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003" calcext:value-type="percentage">
            <text:p>0.30%</text:p>
          </table:table-cell>
          <table:table-cell table:style-name="ce4" office:value-type="percentage" office:value="0.0001" calcext:value-type="percentage">
            <text:p>0.01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elsart</text:p>
          </table:table-cell>
          <table:table-cell table:style-name="ce2" office:value-type="string" calcext:value-type="string">
            <text:p><text:s/>BMC </text:p>
          </table:table-cell>
          <table:table-cell table:style-name="ce4" office:value-type="percentage" office:value="0.004" calcext:value-type="percentage">
            <text:p>0.40%</text:p>
          </table:table-cell>
          <table:table-cell table:style-name="ce4" office:value-type="percentage" office:value="0.003" calcext:value-type="percentage">
            <text:p>0.3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elsart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027" calcext:value-type="percentage">
            <text:p>2.70%</text:p>
          </table:table-cell>
          <table:table-cell table:style-name="ce4" office:value-type="percentage" office:value="0.026" calcext:value-type="percentage">
            <text:p>2.6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elsart</text:p>
          </table:table-cell>
          <table:table-cell table:style-name="ce2" office:value-type="string" calcext:value-type="string">
            <text:p><text:s/>Mattson </text:p>
          </table:table-cell>
          <table:table-cell table:style-name="ce4" office:value-type="percentage" office:value="0.011" calcext:value-type="percentage">
            <text:p>1.10%</text:p>
          </table:table-cell>
          <table:table-cell table:style-name="ce4" office:value-type="percentage" office:value="0.0002" calcext:value-type="percentage">
            <text:p>0.02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elsart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4" office:value-type="percentage" office:value="0.003" calcext:value-type="percentage">
            <text:p>0.3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astex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0003" calcext:value-type="percentage">
            <text:p>0.03%</text:p>
          </table:table-cell>
          <table:table-cell table:style-name="ce4" office:value-type="percentage" office:value="0.0001" calcext:value-type="percentage">
            <text:p>0.01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astex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427" calcext:value-type="percentage">
            <text:p>42.70%</text:p>
          </table:table-cell>
          <table:table-cell table:style-name="ce4" office:value-type="percentage" office:value="0.058" calcext:value-type="percentage">
            <text:p>5.8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solarphysics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739" calcext:value-type="percentage">
            <text:p>73.90%</text:p>
          </table:table-cell>
          <table:table-cell table:style-name="ce4" office:value-type="percentage" office:value="0.041" calcext:value-type="percentage">
            <text:p>4.1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revtex4-1</text:p>
          </table:table-cell>
          <table:table-cell table:style-name="ce2" office:value-type="string" calcext:value-type="string">
            <text:p><text:s/>BMC </text:p>
          </table:table-cell>
          <table:table-cell table:style-name="ce4" office:value-type="percentage" office:value="0.003" calcext:value-type="percentage">
            <text:p>0.30%</text:p>
          </table:table-cell>
          <table:table-cell table:style-name="ce4" office:value-type="percentage" office:value="0.001" calcext:value-type="percentage">
            <text:p>0.1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revtex4-1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03" calcext:value-type="percentage">
            <text:p>3.00%</text:p>
          </table:table-cell>
          <table:table-cell table:style-name="ce4" office:value-type="percentage" office:value="0.015" calcext:value-type="percentage">
            <text:p>1.5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revtex4-1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015" calcext:value-type="percentage">
            <text:p>1.50%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svjour</text:p>
          </table:table-cell>
          <table:table-cell table:style-name="ce2" office:value-type="string" calcext:value-type="string">
            <text:p><text:s/>BMC </text:p>
          </table:table-cell>
          <table:table-cell table:style-name="ce4" office:value-type="percentage" office:value="0.003" calcext:value-type="percentage">
            <text:p>0.30%</text:p>
          </table:table-cell>
          <table:table-cell table:style-name="ce4" office:value-type="percentage" office:value="0.001" calcext:value-type="percentage">
            <text:p>0.1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svjour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5" office:value-type="string" calcext:value-type="string">
            <text:p>~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svjour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073" calcext:value-type="percentage">
            <text:p>7.30%</text:p>
          </table:table-cell>
          <table:table-cell table:style-name="ce4" office:value-type="percentage" office:value="0.035" calcext:value-type="percentage">
            <text:p>3.5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svjour2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061" calcext:value-type="percentage">
            <text:p>6.10%</text:p>
          </table:table-cell>
          <table:table-cell table:style-name="ce4" office:value-type="percentage" office:value="0.034" calcext:value-type="percentage">
            <text:p>3.4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elsart3-1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128" calcext:value-type="percentage">
            <text:p>12.80%</text:p>
          </table:table-cell>
          <table:table-cell table:style-name="ce4" office:value-type="percentage" office:value="0.013" calcext:value-type="percentage">
            <text:p>1.3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bmcart</text:p>
          </table:table-cell>
          <table:table-cell table:style-name="ce2" office:value-type="string" calcext:value-type="string">
            <text:p><text:s/>BMC </text:p>
          </table:table-cell>
          <table:table-cell table:style-name="ce4" office:value-type="percentage" office:value="0.156" calcext:value-type="percentage">
            <text:p>15.60%</text:p>
          </table:table-cell>
          <table:table-cell table:style-name="ce4" office:value-type="percentage" office:value="0.155" calcext:value-type="percentage">
            <text:p>15.5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bmcart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036" calcext:value-type="percentage">
            <text:p>3.60%</text:p>
          </table:table-cell>
          <table:table-cell table:style-name="ce5" office:value-type="string" calcext:value-type="string">
            <text:p>~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llncs</text:p>
          </table:table-cell>
          <table:table-cell table:style-name="ce2" office:value-type="string" calcext:value-type="string">
            <text:p><text:s/>BMC 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4" office:value-type="percentage" office:value="0.001" calcext:value-type="percentage">
            <text:p>0.1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llncs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014" calcext:value-type="percentage">
            <text:p>1.40%</text:p>
          </table:table-cell>
          <table:table-cell table:style-name="ce4" office:value-type="percentage" office:value="0.003" calcext:value-type="percentage">
            <text:p>0.3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llncs</text:p>
          </table:table-cell>
          <table:table-cell table:style-name="ce2" office:value-type="string" calcext:value-type="string">
            <text:p><text:s/>IOS Press </text:p>
          </table:table-cell>
          <table:table-cell table:style-name="ce4" office:value-type="percentage" office:value="0.032" calcext:value-type="percentage">
            <text:p>3.20%</text:p>
          </table:table-cell>
          <table:table-cell table:style-name="ce4" office:value-type="percentage" office:value="0.012" calcext:value-type="percentage">
            <text:p>1.2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llncs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036" calcext:value-type="percentage">
            <text:p>3.60%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bmc_article</text:p>
          </table:table-cell>
          <table:table-cell table:style-name="ce2" office:value-type="string" calcext:value-type="string">
            <text:p><text:s/>BMC </text:p>
          </table:table-cell>
          <table:table-cell table:style-name="ce4" office:value-type="percentage" office:value="0.099" calcext:value-type="percentage">
            <text:p>9.90%</text:p>
          </table:table-cell>
          <table:table-cell table:style-name="ce4" office:value-type="percentage" office:value="0.098" calcext:value-type="percentage">
            <text:p>9.8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bmc_article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003" calcext:value-type="percentage">
            <text:p>0.30%</text:p>
          </table:table-cell>
          <table:table-cell table:style-name="ce4" office:value-type="percentage" office:value="0.0001" calcext:value-type="percentage">
            <text:p>0.01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ipart</text:p>
          </table:table-cell>
          <table:table-cell table:style-name="ce2" office:value-type="string" calcext:value-type="string">
            <text:p><text:s/>International Press </text:p>
          </table:table-cell>
          <table:table-cell table:style-name="ce4" office:value-type="percentage" office:value="0.808" calcext:value-type="percentage">
            <text:p>80.80%</text:p>
          </table:table-cell>
          <table:table-cell table:style-name="ce4" office:value-type="percentage" office:value="0.786" calcext:value-type="percentage">
            <text:p>78.6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ieeetran</text:p>
          </table:table-cell>
          <table:table-cell table:style-name="ce2" office:value-type="string" calcext:value-type="string">
            <text:p><text:s/>BMC </text:p>
          </table:table-cell>
          <table:table-cell table:style-name="ce4" office:value-type="percentage" office:value="0.003" calcext:value-type="percentage">
            <text:p>0.30%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ieeetran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ieeetran</text:p>
          </table:table-cell>
          <table:table-cell table:style-name="ce2" office:value-type="string" calcext:value-type="string">
            <text:p><text:s/>International Press </text:p>
          </table:table-cell>
          <table:table-cell table:style-name="ce4" office:value-type="percentage" office:value="0.143" calcext:value-type="percentage">
            <text:p>14.30%</text:p>
          </table:table-cell>
          <table:table-cell table:style-name="ce4" office:value-type="percentage" office:value="0.003" calcext:value-type="percentage">
            <text:p>0.3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ieeetran</text:p>
          </table:table-cell>
          <table:table-cell table:style-name="ce2" office:value-type="string" calcext:value-type="string">
            <text:p><text:s/>IOS Press </text:p>
          </table:table-cell>
          <table:table-cell table:style-name="ce4" office:value-type="percentage" office:value="0.063" calcext:value-type="percentage">
            <text:p>6.30%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ieeetran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026" calcext:value-type="percentage">
            <text:p>2.60%</text:p>
          </table:table-cell>
          <table:table-cell table:style-name="ce4" office:value-type="percentage" office:value="0.006" calcext:value-type="percentage">
            <text:p>0.6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iosart2c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5" office:value-type="string" calcext:value-type="string">
            <text:p>~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iosart2c</text:p>
          </table:table-cell>
          <table:table-cell table:style-name="ce2" office:value-type="string" calcext:value-type="string">
            <text:p><text:s/>IOS Press </text:p>
          </table:table-cell>
          <table:table-cell table:style-name="ce4" office:value-type="percentage" office:value="0.401" calcext:value-type="percentage">
            <text:p>40.10%</text:p>
          </table:table-cell>
          <table:table-cell table:style-name="ce4" office:value-type="percentage" office:value="0.242" calcext:value-type="percentage">
            <text:p>24.2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msproc</text:p>
          </table:table-cell>
          <table:table-cell table:style-name="ce2" office:value-type="string" calcext:value-type="string">
            <text:p><text:s/>BMC </text:p>
          </table:table-cell>
          <table:table-cell table:number-columns-repeated="2" table:style-name="ce4" office:value-type="percentage" office:value="0.001" calcext:value-type="percentage">
            <text:p>0.1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msproc</text:p>
          </table:table-cell>
          <table:table-cell table:style-name="ce2" office:value-type="string" calcext:value-type="string">
            <text:p><text:s/>Elsevier </text:p>
          </table:table-cell>
          <table:table-cell table:style-name="ce4" office:value-type="percentage" office:value="0.001" calcext:value-type="percentage">
            <text:p>0.10%</text:p>
          </table:table-cell>
          <table:table-cell table:style-name="ce4" office:value-type="percentage" office:value="0.0004" calcext:value-type="percentage">
            <text:p>0.04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msproc</text:p>
          </table:table-cell>
          <table:table-cell table:style-name="ce2" office:value-type="string" calcext:value-type="string">
            <text:p><text:s/>IOS Press </text:p>
          </table:table-cell>
          <table:table-cell table:style-name="ce4" office:value-type="percentage" office:value="0.033" calcext:value-type="percentage">
            <text:p>3.30%</text:p>
          </table:table-cell>
          <table:table-cell table:style-name="ce4" office:value-type="percentage" office:value="0.001" calcext:value-type="percentage">
            <text:p>0.10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msproc</text:p>
          </table:table-cell>
          <table:table-cell table:style-name="ce2" office:value-type="string" calcext:value-type="string">
            <text:p><text:s/>Mattson </text:p>
          </table:table-cell>
          <table:table-cell table:style-name="ce4" office:value-type="percentage" office:value="0.004" calcext:value-type="percentage">
            <text:p>0.40%</text:p>
          </table:table-cell>
          <table:table-cell table:style-name="ce4" office:value-type="percentage" office:value="0.0001" calcext:value-type="percentage">
            <text:p>0.01%</text:p>
          </table:table-cell>
          <table:table-cell table:style-name="ce2" table:number-columns-repeated="124"/>
        </table:table-row>
        <table:table-row table:style-name="ro2">
          <table:table-cell table:style-name="ce2" office:value-type="string" calcext:value-type="string">
            <text:p>amsproc</text:p>
          </table:table-cell>
          <table:table-cell table:style-name="ce2" office:value-type="string" calcext:value-type="string">
            <text:p><text:s/>Springer </text:p>
          </table:table-cell>
          <table:table-cell table:style-name="ce4" office:value-type="percentage" office:value="0.003" calcext:value-type="percentage">
            <text:p>0.30%</text:p>
          </table:table-cell>
          <table:table-cell table:style-name="ce4" office:value-type="percentage" office:value="0.0004" calcext:value-type="percentage">
            <text:p>0.04%</text:p>
          </table:table-cell>
          <table:table-cell table:style-name="ce2" table:number-columns-repeated="124"/>
        </table:table-row>
        <table:table-row table:style-name="ro2" table:number-rows-repeated="445">
          <table:table-cell table:style-name="ce2" table:number-columns-repeated="2"/>
          <table:table-cell table:style-name="ce5" table:number-columns-repeated="2"/>
          <table:table-cell table:style-name="ce2" table:number-columns-repeated="124"/>
        </table:table-row>
        <table:table-row table:style-name="ro1" table:number-rows-repeated="1048063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most_common_doc_cls_and_publisher_relation.$A$1" table:expression="#REF!"/>
          <table:named-expression table:name="Sheet_Title" table:base-cell-address="$most_common_doc_cls_and_publisher_relation.$A$1" table:expression="&quot;most_common_doc_cls_and_publisher_relation&quot;"/>
        </table:named-expressions>
      </table:table>
      <table:named-expressions>
        <table:named-range table:name="__Anonymous_Sheet_DB__0" table:base-cell-address="$'document_classes_used_2010-2016'.$A$1" table:cell-range-address="$'document_classes_used_2010-2016'.$A$1:.$C$367" table:range-usable-as="repeat-column repeat-row filter print-range"/>
        <table:named-expression table:name="__Anonymous_Sheet_DB__1" table:base-cell-address="$'document_classes_used_2010-2016'.$A$1" table:expression="#REF!"/>
        <table:named-range table:name="__Anonymous_Sheet_DB__3" table:base-cell-address="$'document_classes_used_2010-2016'.$A$1" table:cell-range-address="$most_common_doc_cls_and_publisher_relation.$A$1:.$D$512" table:range-usable-as="repeat-column repeat-row filter print-range"/>
      </table:named-expressions>
      <table:database-ranges>
        <table:database-range table:name="__Anonymous_Sheet_DB__0" table:target-range-address="'document_classes_used_2010-2016'.A1:'document_classes_used_2010-2016'.C367" table:display-filter-buttons="true" table:orientation="column"/>
        <table:database-range table:name="__Anonymous_Sheet_DB__1" table:target-range-address="'document_classes_used_2015-2016'.A1:'document_classes_used_2015-2016'.C144" table:display-filter-buttons="true" table:orientation="column"/>
        <table:database-range table:name="__Anonymous_Sheet_DB__3" table:target-range-address="most_common_doc_cls_and_publisher_relation.A1:most_common_doc_cls_and_publisher_relation.D5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percentage-style style:name="N10121" number:language="en" number:country="US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3:30:21.359118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document_5f_classes_5f_used_5f_2010-2016" style:display-name="document_classes_used_2010-201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ost_5f_common_5f_doc_5f_cls_5f_and_5f_publisher_5f_relation" style:display-name="most_common_doc_cls_and_publisher_relation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document_5f_classes_5f_used_5f_2015-2016" style:display-name="document_classes_used_2015-201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ost_5f_common_5f_doc_5f_cls_5f_distributed_5f_yearly" style:display-name="most_common_doc_cls_distributed_yearly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3:32:03.787174194</dc:date>
    <meta:creation-date>2017-04-09T09:48:32Z</meta:creation-date>
    <meta:editing-cycles>9</meta:editing-cycles>
    <meta:editing-duration>PT2H41M28S</meta:editing-duration>
    <meta:generator>LibreOffice/5.0.6.2$Linux_X86_64 LibreOffice_project/00m0$Build-2</meta:generator>
    <dc:creator>Lolita Tolenė</dc:creator>
    <meta:document-statistic meta:table-count="4" meta:cell-count="1998" meta:object-count="0"/>
  </office:meta>
</office:document-meta>
</file>